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16b6b6" style:font-size-asian="11pt" style:font-size-complex="11pt"/>
    </style:style>
    <style:style style:name="P2" style:family="paragraph" style:parent-style-name="Standard">
      <style:text-properties fo:font-size="11pt" officeooo:paragraph-rsid="001b1e6e" style:font-size-asian="11pt" style:font-size-complex="11pt"/>
    </style:style>
    <style:style style:name="P3" style:family="paragraph" style:parent-style-name="Standard">
      <style:text-properties fo:font-size="11pt" officeooo:paragraph-rsid="00185242" style:font-size-asian="11pt" style:font-size-complex="11pt"/>
    </style:style>
    <style:style style:name="P4" style:family="paragraph" style:parent-style-name="Standard">
      <style:text-properties fo:font-size="11pt" officeooo:paragraph-rsid="00192ce4" style:font-size-asian="11pt" style:font-size-complex="11pt"/>
    </style:style>
    <style:style style:name="P5" style:family="paragraph" style:parent-style-name="Standard">
      <style:text-properties fo:font-size="11pt" officeooo:paragraph-rsid="001d8642" style:font-size-asian="11pt" style:font-size-complex="11pt"/>
    </style:style>
    <style:style style:name="P6" style:family="paragraph" style:parent-style-name="Standard">
      <style:text-properties fo:font-size="11pt" fo:font-weight="bold" officeooo:rsid="0016b6b6" officeooo:paragraph-rsid="0016b6b6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officeooo:rsid="0016b6b6" officeooo:paragraph-rsid="0016b6b6" style:font-size-asian="11pt" style:font-size-complex="11pt"/>
    </style:style>
    <style:style style:name="P8" style:family="paragraph" style:parent-style-name="Standard">
      <style:text-properties fo:font-size="11pt" officeooo:rsid="001b1e6e" officeooo:paragraph-rsid="001b1e6e" style:font-size-asian="11pt" style:font-size-complex="11pt"/>
    </style:style>
    <style:style style:name="P9" style:family="paragraph" style:parent-style-name="Standard">
      <style:text-properties fo:font-size="11pt" officeooo:rsid="001b1e6e" officeooo:paragraph-rsid="00192ce4" style:font-size-asian="11pt" style:font-size-complex="11pt"/>
    </style:style>
    <style:style style:name="P10" style:family="paragraph" style:parent-style-name="Standard">
      <style:text-properties fo:font-size="11pt" officeooo:rsid="001f0a6c" officeooo:paragraph-rsid="001f0a6c" style:font-size-asian="11pt" style:font-size-complex="11pt"/>
    </style:style>
    <style:style style:name="P11" style:family="paragraph" style:parent-style-name="Standard">
      <style:text-properties fo:font-size="11pt" officeooo:rsid="00192ce4" officeooo:paragraph-rsid="00185242" style:font-size-asian="11pt" style:font-size-complex="11pt"/>
    </style:style>
    <style:style style:name="P12" style:family="paragraph" style:parent-style-name="Standard">
      <style:text-properties fo:font-size="11pt" officeooo:rsid="00192ce4" officeooo:paragraph-rsid="00192ce4" style:font-size-asian="11pt" style:font-size-complex="11pt"/>
    </style:style>
    <style:style style:name="P13" style:family="paragraph" style:parent-style-name="Standard">
      <style:text-properties fo:font-size="11pt" officeooo:rsid="001cc889" officeooo:paragraph-rsid="001cc889" style:font-size-asian="11pt" style:font-size-complex="11pt"/>
    </style:style>
    <style:style style:name="P14" style:family="paragraph" style:parent-style-name="Standard">
      <style:text-properties fo:font-size="11pt" officeooo:rsid="001d8642" officeooo:paragraph-rsid="001d8642" style:font-size-asian="11pt" style:font-size-complex="11pt"/>
    </style:style>
    <style:style style:name="T1" style:family="text">
      <style:text-properties officeooo:rsid="0016b6b6"/>
    </style:style>
    <style:style style:name="T2" style:family="text">
      <style:text-properties officeooo:rsid="00185242"/>
    </style:style>
    <style:style style:name="T3" style:family="text">
      <style:text-properties officeooo:rsid="00192ce4"/>
    </style:style>
    <style:style style:name="T4" style:family="text">
      <style:text-properties officeooo:rsid="001b1e6e"/>
    </style:style>
    <style:style style:name="T5" style:family="text">
      <style:text-properties officeooo:rsid="001cc889"/>
    </style:style>
    <style:style style:name="T6" style:family="text">
      <style:text-properties officeooo:rsid="001d8642"/>
    </style:style>
    <style:style style:name="T7" style:family="text">
      <style:text-properties officeooo:rsid="001f0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penAgile Individual Recognition Program Levels</text:p>
      <text:p text:style-name="P7">Skills and Capacities</text:p>
      <text:p text:style-name="P7"/>
      <text:p text:style-name="P7">OpenAgile Readiness – Level 1</text:p>
      <text:p text:style-name="P8">- understands OpenAgile concepts and foundations</text:p>
      <text:p text:style-name="P1"><text:span text:style-name="T1">- recall the </text:span><text:span text:style-name="T4">purpose of OpenAgile, the </text:span><text:span text:style-name="T1">three foundations, the process details, and the paths of service</text:span></text:p>
      <text:p text:style-name="P7"/>
      <text:p text:style-name="P7">OpenAgile Team Member – Level 2</text:p>
      <text:p text:style-name="P1"><text:span text:style-name="T1">- participate effectively in a functional team using the OpenAgile process </text:span><text:span text:style-name="T4">to deliver value to the organization/stakeholders</text:span></text:p>
      <text:p text:style-name="P1"><text:span text:style-name="T1">- demonstrate ability to be truthful, consultative, and learn systematically </text:span><text:span text:style-name="T7">in relation to delivering value</text:span></text:p>
      <text:p text:style-name="P7"/>
      <text:p text:style-name="P7">OpenAgile Process Facilitation – Level 3</text:p>
      <text:p text:style-name="P1"><text:span text:style-name="T1">- help co-team members </text:span><text:span text:style-name="T2">practice the OpenAgile Process and techniques that support that process (e.g. a variety of retrospective techniques, </text:span><text:span text:style-name="T5">task board maintenance, commitment velocity, etc.</text:span><text:span text:style-name="T2">)</text:span></text:p>
      <text:p text:style-name="P3"><text:span text:style-name="T2">- help co-team members practice the OpenAgile Foundations by recognizing and encouraging good behaviors, discouraging bad behaviours, and deepening team members understanding of the </text:span><text:span text:style-name="T3">Foundations</text:span></text:p>
      <text:p text:style-name="P10">- apply the Foundations to the use of the OpenAgile process</text:p>
      <text:p text:style-name="P11"/>
      <text:p text:style-name="P12">OpenAgile Growth Facilitation – Level 4</text:p>
      <text:p text:style-name="P8">- helps the OpenAgile team to grow in capacity to deliver value and to actually understand value</text:p>
      <text:p text:style-name="P8">- helps the OpenAgile team understand and apply the concept of Organic Growth</text:p>
      <text:p text:style-name="P13">- managing Value Drivers in relation to a Goal</text:p>
      <text:p text:style-name="P13">- use a Skills Matrix at a team level</text:p>
      <text:p text:style-name="P13">- interacting with stakeholders to understand the Goal and Value Drivers</text:p>
      <text:p text:style-name="P13">- strategic planning and roadmapping</text:p>
      <text:p text:style-name="P13">- general business (value) acumen</text:p>
      <text:p text:style-name="P10">- apply the foundations to the ongoing organization of the Value Drivers</text:p>
      <text:p text:style-name="P8"/>
      <text:p text:style-name="P4"><text:span text:style-name="T3">OpenAgile </text:span><text:span text:style-name="T4">Coach – Level 5</text:span></text:p>
      <text:p text:style-name="P8">- helps advance an OpenAgile team's capacities (team cohesion, process, growth)</text:p>
      <text:p text:style-name="P13">- professional coaching skills such as “mirroring”, “powerful questions” etc.</text:p>
      <text:p text:style-name="P13">- helping a team through the arc of team development</text:p>
      <text:p text:style-name="P13">- systematically sharing learning between teams (over time or simultaneously)</text:p>
      <text:p text:style-name="P5"><text:span text:style-name="T6">- transforming resistant Team Members </text:span><text:span text:style-name="T7">by </text:span><text:span text:style-name="T6">using OpenAgile foundations</text:span></text:p>
      <text:p text:style-name="P9"/>
      <text:p text:style-name="P8">OpenAgile Trainer – Level 6</text:p>
      <text:p text:style-name="P2"><text:span text:style-name="T4">- teaches individuals and teams to understand OpenAgile </text:span><text:span text:style-name="T5">and paths of service</text:span></text:p>
      <text:p text:style-name="P13">- adult learning techniques such as TftBotR, Accelerated Learning</text:p>
      <text:p text:style-name="P13">- classroom management techniques</text:p>
      <text:p text:style-name="P13">- curriculum and training materials development</text:p>
      <text:p text:style-name="P5"><text:span text:style-name="T6">- transforming resistant learning groups </text:span><text:span text:style-name="T7">by </text:span><text:span text:style-name="T6">using OpenAgile foundations</text:span></text:p>
      <text:p text:style-name="P8"/>
      <text:p text:style-name="P8">OpenAgile Catalyst – Level 7</text:p>
      <text:p text:style-name="P2"><text:span text:style-name="T4">- helps </text:span><text:span text:style-name="T7">whole </text:span><text:span text:style-name="T4">organizations/businesses/communities advance in their capacities</text:span></text:p>
      <text:p text:style-name="P14">- general systems thinking and corporate culture change</text:p>
      <text:p text:style-name="P14">- community development and organizational deveopment</text:p>
      <text:p text:style-name="P5"><text:span text:style-name="T6">- navigating organizational politics </text:span><text:span text:style-name="T7">by </text:span><text:span text:style-name="T6">using OpenAgile foundations</text:span></text:p>
      <text:p text:style-name="P8"/>
      <text:p text:style-name="P8">Master of OpenAgile – Level 8</text:p>
      <text:p text:style-name="P2"><text:span text:style-name="T4">- provides a significant new contribution to OpenAgile, the OpenAgile Center for Learning or the OpenAgile Capacity-Building Program... </text:span><text:span text:style-name="T7">a “Master's Thesis”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32:57</meta:creation-date>
    <meta:print-date>2013-04-17T19:38:52</meta:print-date>
    <dc:date>2013-04-18T15:56:24</dc:date>
    <meta:editing-duration>PT9M24S</meta:editing-duration>
    <meta:editing-cycles>3</meta:editing-cycles>
    <meta:generator>LibreOffice/3.6$MacOSX_x86 LibreOffice_project/2ef5aff-a6fb0ff-166bdff-cf087ad-0f1389</meta:generator>
    <meta:document-statistic meta:table-count="0" meta:image-count="0" meta:object-count="0" meta:page-count="1" meta:paragraph-count="40" meta:word-count="391" meta:character-count="2663" meta:non-whitespace-character-count="2312"/>
  </office:meta>
</office:document-meta>
</file>